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43a9" officeooo:paragraph-rsid="001143a9"/>
    </style:style>
    <style:style style:name="P2" style:family="paragraph" style:parent-style-name="Standard">
      <style:text-properties officeooo:rsid="001690ed" officeooo:paragraph-rsid="001690ed"/>
    </style:style>
    <style:style style:name="P3" style:family="paragraph" style:parent-style-name="Standard">
      <style:text-properties officeooo:rsid="0018417b" officeooo:paragraph-rsid="0018417b"/>
    </style:style>
    <style:style style:name="P4" style:family="paragraph" style:parent-style-name="Standard">
      <style:text-properties officeooo:rsid="001dfb8b" officeooo:paragraph-rsid="001dfb8b"/>
    </style:style>
    <style:style style:name="P5" style:family="paragraph" style:parent-style-name="Standard">
      <style:text-properties officeooo:rsid="0024e1be" officeooo:paragraph-rsid="0024e1be"/>
    </style:style>
    <style:style style:name="P6" style:family="paragraph" style:parent-style-name="Standard">
      <style:text-properties officeooo:rsid="002c1cf4" officeooo:paragraph-rsid="002c1cf4"/>
    </style:style>
    <style:style style:name="P7" style:family="paragraph" style:parent-style-name="Standard">
      <style:text-properties officeooo:rsid="002c77c2" officeooo:paragraph-rsid="002c77c2"/>
    </style:style>
    <style:style style:name="P8" style:family="paragraph" style:parent-style-name="Standard">
      <style:text-properties officeooo:paragraph-rsid="002c77c2"/>
    </style:style>
    <style:style style:name="P9" style:family="paragraph" style:parent-style-name="Standard">
      <style:text-properties officeooo:rsid="00325e37" officeooo:paragraph-rsid="00325e37"/>
    </style:style>
    <style:style style:name="P10" style:family="paragraph" style:parent-style-name="Standard">
      <style:text-properties officeooo:rsid="003888e9" officeooo:paragraph-rsid="003888e9"/>
    </style:style>
    <style:style style:name="P11" style:family="paragraph" style:parent-style-name="Standard">
      <style:text-properties officeooo:rsid="003891ed" officeooo:paragraph-rsid="003891ed"/>
    </style:style>
    <style:style style:name="P12" style:family="paragraph" style:parent-style-name="Standard">
      <style:text-properties officeooo:rsid="00399f94" officeooo:paragraph-rsid="00399f94"/>
    </style:style>
    <style:style style:name="T1" style:family="text">
      <style:text-properties officeooo:rsid="001293ec"/>
    </style:style>
    <style:style style:name="T2" style:family="text">
      <style:text-properties officeooo:rsid="0014ce40"/>
    </style:style>
    <style:style style:name="T3" style:family="text">
      <style:text-properties officeooo:rsid="00153f79"/>
    </style:style>
    <style:style style:name="T4" style:family="text">
      <style:text-properties officeooo:rsid="001a2c16"/>
    </style:style>
    <style:style style:name="T5" style:family="text">
      <style:text-properties officeooo:rsid="001ba9fa"/>
    </style:style>
    <style:style style:name="T6" style:family="text">
      <style:text-properties officeooo:rsid="001cc3e6"/>
    </style:style>
    <style:style style:name="T7" style:family="text">
      <style:text-properties officeooo:rsid="001de48f"/>
    </style:style>
    <style:style style:name="T8" style:family="text">
      <style:text-properties officeooo:rsid="00201afd"/>
    </style:style>
    <style:style style:name="T9" style:family="text">
      <style:text-properties officeooo:rsid="00212adb"/>
    </style:style>
    <style:style style:name="T10" style:family="text">
      <style:text-properties officeooo:rsid="002213b0"/>
    </style:style>
    <style:style style:name="T11" style:family="text">
      <style:text-properties officeooo:rsid="0023622f"/>
    </style:style>
    <style:style style:name="T12" style:family="text">
      <style:text-properties officeooo:rsid="0024e1be"/>
    </style:style>
    <style:style style:name="T13" style:family="text">
      <style:text-properties officeooo:rsid="00288b2c"/>
    </style:style>
    <style:style style:name="T14" style:family="text">
      <style:text-properties officeooo:rsid="00294db7"/>
    </style:style>
    <style:style style:name="T15" style:family="text">
      <style:text-properties officeooo:rsid="002acba7"/>
    </style:style>
    <style:style style:name="T16" style:family="text">
      <style:text-properties officeooo:rsid="002bbffe"/>
    </style:style>
    <style:style style:name="T17" style:family="text">
      <style:text-properties officeooo:rsid="002fe7a3"/>
    </style:style>
    <style:style style:name="T18" style:family="text">
      <style:text-properties officeooo:rsid="0030246d"/>
    </style:style>
    <style:style style:name="T19" style:family="text">
      <style:text-properties officeooo:rsid="003093b6"/>
    </style:style>
    <style:style style:name="T20" style:family="text">
      <style:text-properties officeooo:rsid="0034572e"/>
    </style:style>
    <style:style style:name="T21" style:family="text">
      <style:text-properties officeooo:rsid="0034b0ed"/>
    </style:style>
    <style:style style:name="T22" style:family="text">
      <style:text-properties officeooo:rsid="0035d646"/>
    </style:style>
    <style:style style:name="T23" style:family="text">
      <style:text-properties officeooo:rsid="0037b671"/>
    </style:style>
    <style:style style:name="T24" style:family="text">
      <style:text-properties officeooo:rsid="003888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3: controle de versão </text:p>
      <text:p text:style-name="P1"/>
      <text:p text:style-name="P1">O CONTROLE DE VERSÃO E SEUS FUNDAMENTOS </text:p>
      <text:p text:style-name="P1">-<text:span text:style-name="T1">registrar e rastrear as mudanças que ocorrem em itens de configuração (software)</text:span></text:p>
      <text:p text:style-name="P1">-<text:span text:style-name="T1">múltiplos membros trabalhando simultaneamente em um mesmo projeto, cada um com sua cópia <text:tab/>do projeto, contribuindo em alguma etapa do mesmo código </text:span></text:p>
      <text:p text:style-name="P1">-<text:span text:style-name="T2">permite a integração do trabalho que foi realizado simultaneamente, mas separadamente. <text:tab/>Possibilita a solução de conflitos, quando ocorre mudança em um mesmo lugar do código <text:tab/>por pessoas diferentes.</text:span></text:p>
      <text:p text:style-name="P1">-<text:span text:style-name="T3">permite manter o histórico dos itens de configuração, permite também levantar o histórico de que <text:tab/>fez a alteração e onde, sendo possível também, reverter determinada alteração para um ponto <text:tab/>estável do código.</text:span></text:p>
      <text:p text:style-name="P1"/>
      <text:p text:style-name="P2">Tudo isso fica salvo em um repositório. </text:p>
      <text:p text:style-name="P2"/>
      <text:p text:style-name="P3">DIFERENTES TIPOS DE CONTROLE DE VERSÃO </text:p>
      <text:p text:style-name="P3">-<text:span text:style-name="T4">CONTROLE DE VERSÃO CENTRALIZADO </text:span></text:p>
      <text:p text:style-name="P3">-<text:span text:style-name="T5">o Desenvolvedor terá acesso a determinada área do código apenas que deverá alterar, não tendo <text:tab/>liberdade para alterar outras partes do código não determinadas. </text:span></text:p>
      <text:p text:style-name="P3">-<text:span text:style-name="T6">CONTROLE DE VERSÃO DISTRIBUÍDO </text:span></text:p>
      <text:p text:style-name="P3">-<text:span text:style-name="T6">cada desenvolvedor tem uma cópia da versão principal para realizar alterações, após, precisa <text:tab/>comitar e fazer o push, para que os demais possam fazer o pull e atualizar a própria versão<text:tab/></text:span><text:span text:style-name="T7">(GIT).</text:span></text:p>
      <text:p text:style-name="P3"/>
      <text:p text:style-name="P4">BOAS PRÁTICAS NO CONTROLE DE VERSÃO</text:p>
      <text:p text:style-name="P4">-<text:span text:style-name="T8">o título do commit (confirmação) deve ser intuitivo para facilitar uma possível necessidade de <text:tab/>rastreamento </text:span></text:p>
      <text:p text:style-name="P4">-<text:span text:style-name="T9">cada commit (confirmação), na medida do possível, deve ser atômica (buscar resolver as demandas <text:tab/>relacionadas aquele tema, naquele commit.)</text:span></text:p>
      <text:p text:style-name="P4">-<text:span text:style-name="T10">evitar commit (confirmações) de maneira indiscriminada</text:span></text:p>
      <text:p text:style-name="P4">-<text:span text:style-name="T11">busque atualizar suas versões </text:span><text:span text:style-name="T12">locais</text:span><text:span text:style-name="T11">, antes de começar alguma branch, para evitar conflitos <text:s/></text:span><text:span text:style-name="T12">com <text:tab/>alterações que terceiros já tenham feitos</text:span></text:p>
      <text:p text:style-name="P4">-<text:span text:style-name="T12">consequentemente, procure sempre subir suas alterações ou atualizações </text:span></text:p>
      <text:p text:style-name="P5">-<text:span text:style-name="T13">estar coordenado com os pares, sempre informando o que foi ou será alterado em algum ponto </text:span></text:p>
      <text:p text:style-name="P5">-<text:span text:style-name="T14">evitar confirmar arquivos junto com o código, no intuito de não sobrecarregar o banco </text:span></text:p>
      <text:p text:style-name="P5">-<text:span text:style-name="T15">se aperfeiçoar no uso da funcionalidade de merge (fusão), aprender resolver conflitos </text:span></text:p>
      <text:p text:style-name="P5">-<text:span text:style-name="T16">considerar a habilitação de aviso, quando alguém faz push, ou commit no sistema </text:span></text:p>
      <text:p text:style-name="P5"/>
      <text:p text:style-name="P7">VÍDEO 2 </text:p>
      <text:p text:style-name="P7"/>
      <text:p text:style-name="P6">IDENTIFICAR E CONHECER A FERRAMENTA SUBVERSION </text:p>
      <text:p text:style-name="P6">-<text:span text:style-name="T17">conhecida como SVN, é uma maneira mais antiga de se versionar um código. </text:span></text:p>
      <text:p text:style-name="P6">-<text:span text:style-name="T17">depende totalmente do desenv. Estar sempre conectado ao servidor. </text:span></text:p>
      <text:p text:style-name="P6">-<text:span text:style-name="T17">conhecido por ser muito centralizado. </text:span></text:p>
      <text:p text:style-name="P6">-<text:span text:style-name="T18">o aplicativo mais comum de SVN para o papel de cliente é o ‘Tortoise SVN’ </text:span></text:p>
      <text:p text:style-name="P6">-<text:span text:style-name="T18">SVN disponível para windows e linux </text:span></text:p>
      <text:p text:style-name="P6">-<text:span text:style-name="T19">facilmente instalável no windows, porém, no linux dependente de muitas linhas de código </text:span></text:p>
      <text:p text:style-name="P6"/>
      <text:p text:style-name="P9">IDENTIFICAR E CONHECER A FERRAMENTA GIT </text:p>
      <text:p text:style-name="P9">-<text:span text:style-name="T20">é uma ferramenta de controle de versão distribuída. </text:span></text:p>
      <text:p text:style-name="P9">-<text:span text:style-name="T21">o git pensa nos dados como fotografias (snapshots)</text:span></text:p>
      <text:p text:style-name="P9">-<text:span text:style-name="T22">por ser distribuído, existe pouca ou nenhuma latência </text:span></text:p>
      <text:p text:style-name="P9"><text:soft-page-break/>-<text:span text:style-name="T23">sempre existe uma cópia do repositório localmente </text:span></text:p>
      <text:p text:style-name="P9">-<text:span text:style-name="T24">o git <text:s/>implementa 3 estados em que um arquivo pode se encontrar: </text:span></text:p>
      <text:p text:style-name="P10">1-confirmado(commited) – dados armazenados e salvos no repositório local </text:p>
      <text:p text:style-name="P10">2-modificado – arquivo modificado, mas não foi confirmado no banco local </text:p>
      <text:p text:style-name="P10">3-preparado (staged) comitado e pronto para subir na ação de push </text:p>
      <text:p text:style-name="P10"/>
      <text:p text:style-name="P11">VÍDEO 3 </text:p>
      <text:p text:style-name="P11"/>
      <text:p text:style-name="P12"/>
      <text:p text:style-name="P6"/>
      <text:p text:style-name="P8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15:30:30.093000000</meta:creation-date>
    <dc:date>2024-04-24T15:06:45.508000000</dc:date>
    <meta:editing-duration>P1DT4H4M53S</meta:editing-duration>
    <meta:editing-cycles>39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40" meta:word-count="461" meta:character-count="3074" meta:non-whitespace-character-count="2608"/>
  </office:meta>
</office:document-meta>
</file>